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office:value-type="string">
            <text:p>concate</text:p>
          </table:table-cell>
          <table:table-cell table:style-name="ce32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22_07-55-00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/>
          <table:table-cell table:style-name="ce34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22_10-22-03_000.jpg</text:p>
          </table:table-cell>
          <table:table-cell table:style-name="ce20" office:value-type="string">
            <text:p>:m RES 1-2*2 / free# JVEMV6 37#23_4 / 37. miscs of miscs / 23. CO2 / グルコース；リン酸；スクロース</text:p>
          </table:table-cell>
          <table:table-cell table:style-name="ce3"/>
          <table:table-cell table:style-name="ce3"/>
          <table:table-cell table:style-name="ce3"/>
          <table:table-cell table:style-name="ce34" table:formula="of:=IF([.E3]=&quot;&quot;;[.C3];CONCATENATE([.C3];&quot; / &quot;;[.E3]))" office:value-type="string" office:string-value=":m RES 1-2*2 / free# JVEMV6 37#23_4 / 37. miscs of miscs / 23. CO2 / グルコース；リン酸；スクロース">
            <text:p>:m RES 1-2*2 / free# JVEMV6 37#23_4 / 37. miscs of miscs / 23. CO2 / グルコース；リン酸；スクロース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22_10-56-41_000.jpg</text:p>
          </table:table-cell>
          <table:table-cell table:style-name="ce20" office:value-type="string">
            <text:p>:m 食べた物</text:p>
          </table:table-cell>
          <table:table-cell table:style-name="ce33"/>
          <table:table-cell table:style-name="ce3"/>
          <table:table-cell table:style-name="ce3"/>
          <table:table-cell table:style-name="ce34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22_15-18-07_000.jpg</text:p>
          </table:table-cell>
          <table:table-cell table:style-name="ce16" office:value-type="string">
            <text:p>:i FX / prog / php / 連下げ３本、集める；widthの番号、振る</text:p>
          </table:table-cell>
          <table:table-cell table:style-name="ce25"/>
          <table:table-cell table:style-name="ce3"/>
          <table:table-cell table:style-name="ce3"/>
          <table:table-cell table:style-name="ce34" table:formula="of:=IF([.E5]=&quot;&quot;;[.C5];CONCATENATE([.C5];&quot; / &quot;;[.E5]))" office:value-type="string" office:string-value=":i FX / prog / php / 連下げ３本、集める；widthの番号、振る">
            <text:p>:i FX / prog / php / 連下げ３本、集める；widthの番号、振る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22_17-51-29_000.jpg</text:p>
          </table:table-cell>
          <table:table-cell table:style-name="ce20" office:value-type="string">
            <text:p>:m RES 1-2*2 / free# JVEMV6 37#23_5 / 37. miscs of miscs / 23. CO2 / グリセリン；RuBP；グリセルアルデヒド</text:p>
          </table:table-cell>
          <table:table-cell table:style-name="ce25"/>
          <table:table-cell table:style-name="ce3"/>
          <table:table-cell table:style-name="ce3"/>
          <table:table-cell table:style-name="ce34" table:formula="of:=IF([.E6]=&quot;&quot;;[.C6];CONCATENATE([.C6];&quot; / &quot;;[.E6]))" office:value-type="string" office:string-value=":m RES 1-2*2 / free# JVEMV6 37#23_5 / 37. miscs of miscs / 23. CO2 / グリセリン；RuBP；グリセルアルデヒド">
            <text:p>:m RES 1-2*2 / free# JVEMV6 37#23_5 / 37. miscs of miscs / 23. CO2 / グリセリン；RuBP；グリセルアルデヒド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22_18-19-01_000.jpg</text:p>
          </table:table-cell>
          <table:table-cell table:style-name="ce16" office:value-type="string">
            <text:p>:PHOTO 記録 / @自室 / 篠笛 flute / 指、押さえ方、右手</text:p>
          </table:table-cell>
          <table:table-cell table:style-name="ce14"/>
          <table:table-cell table:style-name="ce3"/>
          <table:table-cell table:style-name="ce3"/>
          <table:table-cell table:style-name="ce34" table:formula="of:=IF([.E7]=&quot;&quot;;[.C7];CONCATENATE([.C7];&quot; / &quot;;[.E7]))" office:value-type="string" office:string-value=":PHOTO 記録 / @自室 / 篠笛 flute / 指、押さえ方、右手">
            <text:p>:PHOTO 記録 / @自室 / 篠笛 flute / 指、押さえ方、右手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22_18-28-55_000.jpg</text:p>
          </table:table-cell>
          <table:table-cell table:style-name="ce16" office:value-type="string">
            <text:p>:PHOTO 記録 / @自室 / 篠笛 flute / 指、押さえ方、右手</text:p>
          </table:table-cell>
          <table:table-cell table:style-name="ce15"/>
          <table:table-cell table:style-name="ce3"/>
          <table:table-cell table:style-name="ce3"/>
          <table:table-cell table:style-name="ce34" table:formula="of:=IF([.E8]=&quot;&quot;;[.C8];CONCATENATE([.C8];&quot; / &quot;;[.E8]))" office:value-type="string" office:string-value=":PHOTO 記録 / @自室 / 篠笛 flute / 指、押さえ方、右手">
            <text:p>:PHOTO 記録 / @自室 / 篠笛 flute / 指、押さえ方、右手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22_18-43-07_000.jpg</text:p>
          </table:table-cell>
          <table:table-cell table:style-name="ce16" office:value-type="string">
            <text:p>:PHOTO 記録 / @自室 / 篠笛 flute / 指、押さえ方、右手</text:p>
          </table:table-cell>
          <table:table-cell table:style-name="ce17"/>
          <table:table-cell table:style-name="ce3"/>
          <table:table-cell table:style-name="ce3"/>
          <table:table-cell table:style-name="ce34" table:formula="of:=IF([.E9]=&quot;&quot;;[.C9];CONCATENATE([.C9];&quot; / &quot;;[.E9]))" office:value-type="string" office:string-value=":PHOTO 記録 / @自室 / 篠笛 flute / 指、押さえ方、右手">
            <text:p>:PHOTO 記録 / @自室 / 篠笛 flute / 指、押さえ方、右手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4-22_18-43-15_000.jpg</text:p>
          </table:table-cell>
          <table:table-cell table:style-name="ce16" office:value-type="string">
            <text:p>:PHOTO 記録 / @自室 / 篠笛 flute / 指、押さえ方、右手</text:p>
          </table:table-cell>
          <table:table-cell table:style-name="ce16"/>
          <table:table-cell table:style-name="ce3"/>
          <table:table-cell table:style-name="ce3"/>
          <table:table-cell table:style-name="ce34" table:formula="of:=IF([.E10]=&quot;&quot;;[.C10];CONCATENATE([.C10];&quot; / &quot;;[.E10]))" office:value-type="string" office:string-value=":PHOTO 記録 / @自室 / 篠笛 flute / 指、押さえ方、右手">
            <text:p>:PHOTO 記録 / @自室 / 篠笛 flute / 指、押さえ方、右手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4-22_18-43-27_000.jpg</text:p>
          </table:table-cell>
          <table:table-cell table:style-name="ce16" office:value-type="string">
            <text:p>:PHOTO 記録 / @自室 / 篠笛 flute / 指、押さえ方、右手</text:p>
          </table:table-cell>
          <table:table-cell table:style-name="ce17"/>
          <table:table-cell table:style-name="ce3"/>
          <table:table-cell table:style-name="ce3"/>
          <table:table-cell table:style-name="ce34" table:formula="of:=IF([.E11]=&quot;&quot;;[.C11];CONCATENATE([.C11];&quot; / &quot;;[.E11]))" office:value-type="string" office:string-value=":PHOTO 記録 / @自室 / 篠笛 flute / 指、押さえ方、右手">
            <text:p>:PHOTO 記録 / @自室 / 篠笛 flute / 指、押さえ方、右手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4-22_18-43-33_000.jpg</text:p>
          </table:table-cell>
          <table:table-cell table:style-name="ce16" office:value-type="string">
            <text:p>:PHOTO 記録 / @自室 / 篠笛 flute / 指、押さえ方、右手</text:p>
          </table:table-cell>
          <table:table-cell table:style-name="ce16"/>
          <table:table-cell table:style-name="ce3"/>
          <table:table-cell table:style-name="ce3"/>
          <table:table-cell table:style-name="ce34" table:formula="of:=IF([.E12]=&quot;&quot;;[.C12];CONCATENATE([.C12];&quot; / &quot;;[.E12]))" office:value-type="string" office:string-value=":PHOTO 記録 / @自室 / 篠笛 flute / 指、押さえ方、右手">
            <text:p>:PHOTO 記録 / @自室 / 篠笛 flute / 指、押さえ方、右手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4-22_18-55-46_000.jpg</text:p>
          </table:table-cell>
          <table:table-cell table:style-name="ce6" office:value-type="string">
            <text:p>:m music / log / fl / || s.1:res,for=指の位置、右手</text:p>
          </table:table-cell>
          <table:table-cell table:style-name="ce17"/>
          <table:table-cell table:style-name="ce3"/>
          <table:table-cell table:style-name="ce3"/>
          <table:table-cell table:style-name="ce34" table:formula="of:=IF([.E13]=&quot;&quot;;[.C13];CONCATENATE([.C13];&quot; / &quot;;[.E13]))" office:value-type="string" office:string-value=":m music / log / fl / || s.1:res,for=指の位置、右手">
            <text:p>:m music / log / fl / || s.1:res,for=指の位置、右手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4-22_20-48-06_000.jpg</text:p>
          </table:table-cell>
          <table:table-cell table:style-name="ce6" office:value-type="string">
            <text:p>:m 食べた物</text:p>
          </table:table-cell>
          <table:table-cell table:style-name="ce6"/>
          <table:table-cell table:style-name="ce3"/>
          <table:table-cell table:style-name="ce3"/>
          <table:table-cell table:style-name="ce34" table:formula="of:=IF([.E14]=&quot;&quot;;[.C14];CONCATENATE([.C14];&quot; / &quot;;[.E14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4-23_01-31-32_000.jpg</text:p>
          </table:table-cell>
          <table:table-cell table:style-name="ce15" office:value-type="string">
            <text:p>:m other / log / 寝る前　ウェブ閲覧　記録　（for オナニー） / （中止＋空想オナニー）</text:p>
          </table:table-cell>
          <table:table-cell table:style-name="ce15"/>
          <table:table-cell table:style-name="ce3"/>
          <table:table-cell table:style-name="ce3"/>
          <table:table-cell table:style-name="ce34" table:formula="of:=IF([.E15]=&quot;&quot;;[.C15];CONCATENATE([.C15];&quot; / &quot;;[.E15]))" office:value-type="string" office:string-value=":m other / log / 寝る前　ウェブ閲覧　記録　（for オナニー） / （中止＋空想オナニー）">
            <text:p>:m other / log / 寝る前　ウェブ閲覧　記録　（for オナニー） / （中止＋空想オナニー）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4-23_01-31-50_000.jpg</text:p>
          </table:table-cell>
          <table:table-cell table:style-name="ce16" office:value-type="string">
            <text:p>:m :PHOTO 寝た時刻 / 2020</text:p>
          </table:table-cell>
          <table:table-cell table:style-name="ce15"/>
          <table:table-cell table:style-name="ce3"/>
          <table:table-cell table:style-name="ce3"/>
          <table:table-cell table:style-name="ce34" table:formula="of:=IF([.E16]=&quot;&quot;;[.C16];CONCATENATE([.C16];&quot; / &quot;;[.E16]))" office:value-type="string" office:string-value=":m :PHOTO 寝た時刻 / 2020">
            <text:p>:m :PHOTO 寝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4-23_06-01-54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3"/>
          <table:table-cell table:style-name="ce3"/>
          <table:table-cell table:style-name="ce34" table:formula="of:=IF([.E17]=&quot;&quot;;[.C17];CONCATENATE([.C17];&quot; / &quot;;[.E17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22_18-50-52_000.mp4</text:p>
          </table:table-cell>
          <table:table-cell table:style-name="ce6" office:value-type="string">
            <text:p>:VIDEO / @自室 / 記録 / jap.flute / 演奏、play / f-2020-0422-1 / et-N,for=how-to-blow,score~</text:p>
          </table:table-cell>
          <table:table-cell table:style-name="ce16"/>
          <table:table-cell table:style-name="ce3"/>
          <table:table-cell table:style-name="ce3"/>
          <table:table-cell table:style-name="ce34" table:formula="of:=IF([.E18]=&quot;&quot;;[.C18];CONCATENATE([.C18];&quot; / &quot;;[.E18]))" office:value-type="string" office:string-value=":VIDEO / @自室 / 記録 / jap.flute / 演奏、play / f-2020-0422-1 / et-N,for=how-to-blow,score~">
            <text:p>:VIDEO / @自室 / 記録 / jap.flute / 演奏、play / f-2020-0422-1 / et-N,for=how-to-blow,score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/>
          <table:table-cell table:style-name="ce3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7"/>
          <table:table-cell table:style-name="ce3"/>
          <table:table-cell table:style-name="ce3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4"/>
          <table:table-cell table:style-name="ce3"/>
          <table:table-cell table:style-name="ce3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6"/>
          <table:table-cell table:style-name="ce3"/>
          <table:table-cell table:style-name="ce3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5"/>
          <table:table-cell table:style-name="ce3"/>
          <table:table-cell table:style-name="ce3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5"/>
          <table:table-cell table:style-name="ce3"/>
          <table:table-cell table:style-name="ce3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5"/>
          <table:table-cell table:style-name="ce3"/>
          <table:table-cell table:style-name="ce3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55]=&quot;&quot;;[.C55];CONCATENATE([.C55];&quot; / &quot;;[.E5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/>
          <table:table-cell table:style-name="ce3"/>
          <table:table-cell table:style-name="ce3"/>
          <table:table-cell table:style-name="ce3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5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80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8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4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90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3">2020/04/23</text:date>, <text:time>08:08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23T08:08:03.55</dc:date>
    <dc:creator>iwabuchi ken</dc:creator>
    <meta:editing-duration>P19DT19H19M50S</meta:editing-duration>
    <meta:editing-cycles>7811</meta:editing-cycles>
    <meta:document-statistic meta:table-count="1" meta:cell-count="753" meta:object-count="0"/>
  </office:meta>
</office:document-meta>
</file>